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917in"/>
    </style:style>
    <style:style style:name="co2" style:family="table-column">
      <style:table-column-properties fo:break-before="auto" style:column-width="0.4756in"/>
    </style:style>
    <style:style style:name="co3" style:family="table-column">
      <style:table-column-properties fo:break-before="auto" style:column-width="0.800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5118in"/>
    </style:style>
    <style:style style:name="co7" style:family="table-column">
      <style:table-column-properties fo:break-before="auto" style:column-width="0.5209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0.8366in"/>
    </style:style>
    <style:style style:name="co11" style:family="table-column">
      <style:table-column-properties fo:break-before="auto" style:column-width="0.5028in"/>
    </style:style>
    <style:style style:name="co12" style:family="table-column">
      <style:table-column-properties fo:break-before="auto" style:column-width="1.96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mp-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bits)</text:p>
          </table:table-cell>
          <table:table-cell office:value-type="string" calcext:value-type="string">
            <text:p>(padding)</text:p>
          </table:table-cell>
          <table:table-cell office:value-type="string" calcext:value-type="string">
            <text:p>(scenario)</text:p>
          </table:table-cell>
          <table:table-cell office:value-type="string" calcext:value-type="string">
            <text:p>(seed)</text:p>
          </table:table-cell>
          <table:table-cell office:value-type="string" calcext:value-type="string">
            <text:p>(size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  <table:table-cell office:value-type="string" calcext:value-type="string">
            <text:p>RATIO Radix / DPQS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0851182" calcext:value-type="float">
            <text:p>60851182</text:p>
          </table:table-cell>
          <table:table-cell office:value-type="string" calcext:value-type="string">
            <text:p>±</text:p>
          </table:table-cell>
          <table:table-cell office:value-type="float" office:value="617008" calcext:value-type="float">
            <text:p>617008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697503264" calcext:value-type="float">
            <text:p>2697503264</text:p>
          </table:table-cell>
          <table:table-cell office:value-type="string" calcext:value-type="string">
            <text:p>±</text:p>
          </table:table-cell>
          <table:table-cell office:value-type="float" office:value="10320483" calcext:value-type="float">
            <text:p>10320483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969548371" calcext:value-type="float">
            <text:p>969548371</text:p>
          </table:table-cell>
          <table:table-cell office:value-type="string" calcext:value-type="string">
            <text:p>±</text:p>
          </table:table-cell>
          <table:table-cell office:value-type="float" office:value="615865" calcext:value-type="float">
            <text:p>615865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19174124" calcext:value-type="float">
            <text:p>219174124</text:p>
          </table:table-cell>
          <table:table-cell office:value-type="string" calcext:value-type="string">
            <text:p>±</text:p>
          </table:table-cell>
          <table:table-cell office:value-type="float" office:value="1065642" calcext:value-type="float">
            <text:p>1065642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94480485" calcext:value-type="float">
            <text:p>194480485</text:p>
          </table:table-cell>
          <table:table-cell office:value-type="string" calcext:value-type="string">
            <text:p>±</text:p>
          </table:table-cell>
          <table:table-cell office:value-type="float" office:value="1991017" calcext:value-type="float">
            <text:p>1991017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73449755" calcext:value-type="float">
            <text:p>73449755</text:p>
          </table:table-cell>
          <table:table-cell office:value-type="string" calcext:value-type="string">
            <text:p>±</text:p>
          </table:table-cell>
          <table:table-cell office:value-type="float" office:value="709002" calcext:value-type="float">
            <text:p>709002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9462292" calcext:value-type="float">
            <text:p>59462292</text:p>
          </table:table-cell>
          <table:table-cell office:value-type="string" calcext:value-type="string">
            <text:p>±</text:p>
          </table:table-cell>
          <table:table-cell office:value-type="float" office:value="636922" calcext:value-type="float">
            <text:p>636922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558248" calcext:value-type="float">
            <text:p>64558248</text:p>
          </table:table-cell>
          <table:table-cell office:value-type="string" calcext:value-type="string">
            <text:p>±</text:p>
          </table:table-cell>
          <table:table-cell office:value-type="float" office:value="249467" calcext:value-type="float">
            <text:p>249467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699305611" calcext:value-type="float">
            <text:p>2699305611</text:p>
          </table:table-cell>
          <table:table-cell office:value-type="string" calcext:value-type="string">
            <text:p>±</text:p>
          </table:table-cell>
          <table:table-cell office:value-type="float" office:value="10047061" calcext:value-type="float">
            <text:p>10047061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969070782" calcext:value-type="float">
            <text:p>969070782</text:p>
          </table:table-cell>
          <table:table-cell office:value-type="string" calcext:value-type="string">
            <text:p>±</text:p>
          </table:table-cell>
          <table:table-cell office:value-type="float" office:value="322200" calcext:value-type="float">
            <text:p>322200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17443889" calcext:value-type="float">
            <text:p>217443889</text:p>
          </table:table-cell>
          <table:table-cell office:value-type="string" calcext:value-type="string">
            <text:p>±</text:p>
          </table:table-cell>
          <table:table-cell office:value-type="float" office:value="636065" calcext:value-type="float">
            <text:p>636065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693540420" calcext:value-type="float">
            <text:p>2693540420</text:p>
          </table:table-cell>
          <table:table-cell office:value-type="string" calcext:value-type="string">
            <text:p>±</text:p>
          </table:table-cell>
          <table:table-cell office:value-type="float" office:value="1606879" calcext:value-type="float">
            <text:p>1606879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95582451" calcext:value-type="float">
            <text:p>295582451</text:p>
          </table:table-cell>
          <table:table-cell office:value-type="string" calcext:value-type="string">
            <text:p>±</text:p>
          </table:table-cell>
          <table:table-cell office:value-type="float" office:value="1598826" calcext:value-type="float">
            <text:p>1598826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8865885" calcext:value-type="float">
            <text:p>58865885</text:p>
          </table:table-cell>
          <table:table-cell office:value-type="string" calcext:value-type="string">
            <text:p>±</text:p>
          </table:table-cell>
          <table:table-cell office:value-type="float" office:value="4432021" calcext:value-type="float">
            <text:p>4432021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9263475" calcext:value-type="float">
            <text:p>69263475</text:p>
          </table:table-cell>
          <table:table-cell office:value-type="string" calcext:value-type="string">
            <text:p>±</text:p>
          </table:table-cell>
          <table:table-cell office:value-type="float" office:value="1629638" calcext:value-type="float">
            <text:p>1629638</text:p>
          </table:table-cell>
          <table:table-cell office:value-type="string" calcext:value-type="string">
            <text:p>ops/s</text:p>
          </table:table-cell>
          <table:table-cell table:style-name="ce3" table:formula="of:=100*[.I17]/[.I2]" office:value-type="float" office:value="113.824370741065" calcext:value-type="float">
            <text:p>113.82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705993" calcext:value-type="float">
            <text:p>64705993</text:p>
          </table:table-cell>
          <table:table-cell office:value-type="string" calcext:value-type="string">
            <text:p>±</text:p>
          </table:table-cell>
          <table:table-cell office:value-type="float" office:value="836054" calcext:value-type="float">
            <text:p>836054</text:p>
          </table:table-cell>
          <table:table-cell office:value-type="string" calcext:value-type="string">
            <text:p>ops/s</text:p>
          </table:table-cell>
          <table:table-cell table:style-name="ce3" table:formula="of:=100*[.I18]/[.I3]" office:value-type="float" office:value="2.39873641168651" calcext:value-type="float">
            <text:p>2.40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817373" calcext:value-type="float">
            <text:p>64817373</text:p>
          </table:table-cell>
          <table:table-cell office:value-type="string" calcext:value-type="string">
            <text:p>±</text:p>
          </table:table-cell>
          <table:table-cell office:value-type="float" office:value="1061920" calcext:value-type="float">
            <text:p>1061920</text:p>
          </table:table-cell>
          <table:table-cell office:value-type="string" calcext:value-type="string">
            <text:p>ops/s</text:p>
          </table:table-cell>
          <table:table-cell table:style-name="ce3" table:formula="of:=100*[.I19]/[.I4]" office:value-type="float" office:value="6.68531606454527" calcext:value-type="float">
            <text:p>6.69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594191" calcext:value-type="float">
            <text:p>64594191</text:p>
          </table:table-cell>
          <table:table-cell office:value-type="string" calcext:value-type="string">
            <text:p>±</text:p>
          </table:table-cell>
          <table:table-cell office:value-type="float" office:value="1361315" calcext:value-type="float">
            <text:p>1361315</text:p>
          </table:table-cell>
          <table:table-cell office:value-type="string" calcext:value-type="string">
            <text:p>ops/s</text:p>
          </table:table-cell>
          <table:table-cell table:formula="of:=100*[.I20]/[.I5]" office:value-type="float" office:value="29.471631879318" calcext:value-type="float">
            <text:p>29.47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9427576" calcext:value-type="float">
            <text:p>69427576</text:p>
          </table:table-cell>
          <table:table-cell office:value-type="string" calcext:value-type="string">
            <text:p>±</text:p>
          </table:table-cell>
          <table:table-cell office:value-type="float" office:value="810273" calcext:value-type="float">
            <text:p>810273</text:p>
          </table:table-cell>
          <table:table-cell office:value-type="string" calcext:value-type="string">
            <text:p>ops/s</text:p>
          </table:table-cell>
          <table:table-cell table:formula="of:=100*[.I21]/[.I6]" office:value-type="float" office:value="35.6989936548132" calcext:value-type="float">
            <text:p>35.70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9626570" calcext:value-type="float">
            <text:p>69626570</text:p>
          </table:table-cell>
          <table:table-cell office:value-type="string" calcext:value-type="string">
            <text:p>±</text:p>
          </table:table-cell>
          <table:table-cell office:value-type="float" office:value="723106" calcext:value-type="float">
            <text:p>723106</text:p>
          </table:table-cell>
          <table:table-cell office:value-type="string" calcext:value-type="string">
            <text:p>ops/s</text:p>
          </table:table-cell>
          <table:table-cell table:style-name="ce3" table:formula="of:=100*[.I22]/[.I7]" office:value-type="float" office:value="94.7948294722018" calcext:value-type="float">
            <text:p>94.79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940290" calcext:value-type="float">
            <text:p>64940290</text:p>
          </table:table-cell>
          <table:table-cell office:value-type="string" calcext:value-type="string">
            <text:p>±</text:p>
          </table:table-cell>
          <table:table-cell office:value-type="float" office:value="827202" calcext:value-type="float">
            <text:p>827202</text:p>
          </table:table-cell>
          <table:table-cell office:value-type="string" calcext:value-type="string">
            <text:p>ops/s</text:p>
          </table:table-cell>
          <table:table-cell table:style-name="ce3" table:formula="of:=100*[.I23]/[.I8]" office:value-type="float" office:value="109.212557766862" calcext:value-type="float">
            <text:p>109.21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76201256" calcext:value-type="float">
            <text:p>76201256</text:p>
          </table:table-cell>
          <table:table-cell office:value-type="string" calcext:value-type="string">
            <text:p>±</text:p>
          </table:table-cell>
          <table:table-cell office:value-type="float" office:value="1121511" calcext:value-type="float">
            <text:p>1121511</text:p>
          </table:table-cell>
          <table:table-cell office:value-type="string" calcext:value-type="string">
            <text:p>ops/s</text:p>
          </table:table-cell>
          <table:table-cell table:style-name="ce3" table:formula="of:=100*[.I24]/[.I9]" office:value-type="float" office:value="118.034888431297" calcext:value-type="float">
            <text:p>118.03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805683" calcext:value-type="float">
            <text:p>64805683</text:p>
          </table:table-cell>
          <table:table-cell office:value-type="string" calcext:value-type="string">
            <text:p>±</text:p>
          </table:table-cell>
          <table:table-cell office:value-type="float" office:value="769416" calcext:value-type="float">
            <text:p>769416</text:p>
          </table:table-cell>
          <table:table-cell office:value-type="string" calcext:value-type="string">
            <text:p>ops/s</text:p>
          </table:table-cell>
          <table:table-cell table:style-name="ce3" table:formula="of:=100*[.I25]/[.I10]" office:value-type="float" office:value="2.40082792907587" calcext:value-type="float">
            <text:p>2.40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902893" calcext:value-type="float">
            <text:p>64902893</text:p>
          </table:table-cell>
          <table:table-cell office:value-type="string" calcext:value-type="string">
            <text:p>±</text:p>
          </table:table-cell>
          <table:table-cell office:value-type="float" office:value="876380" calcext:value-type="float">
            <text:p>876380</text:p>
          </table:table-cell>
          <table:table-cell office:value-type="string" calcext:value-type="string">
            <text:p>ops/s</text:p>
          </table:table-cell>
          <table:table-cell table:style-name="ce3" table:formula="of:=100*[.I26]/[.I11]" office:value-type="float" office:value="6.697435750364" calcext:value-type="float">
            <text:p>6.70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672052" calcext:value-type="float">
            <text:p>64672052</text:p>
          </table:table-cell>
          <table:table-cell office:value-type="string" calcext:value-type="string">
            <text:p>±</text:p>
          </table:table-cell>
          <table:table-cell office:value-type="float" office:value="1383013" calcext:value-type="float">
            <text:p>1383013</text:p>
          </table:table-cell>
          <table:table-cell office:value-type="string" calcext:value-type="string">
            <text:p>ops/s</text:p>
          </table:table-cell>
          <table:table-cell table:formula="of:=100*[.I27]/[.I12]" office:value-type="float" office:value="29.7419496576425" calcext:value-type="float">
            <text:p>29.74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75753972" calcext:value-type="float">
            <text:p>75753972</text:p>
          </table:table-cell>
          <table:table-cell office:value-type="string" calcext:value-type="string">
            <text:p>±</text:p>
          </table:table-cell>
          <table:table-cell office:value-type="float" office:value="540766" calcext:value-type="float">
            <text:p>540766</text:p>
          </table:table-cell>
          <table:table-cell office:value-type="string" calcext:value-type="string">
            <text:p>ops/s</text:p>
          </table:table-cell>
          <table:table-cell table:style-name="ce3" table:formula="of:=100*[.I28]/[.I13]" office:value-type="float" office:value="2.81243123130857" calcext:value-type="float">
            <text:p>2.81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76083953" calcext:value-type="float">
            <text:p>76083953</text:p>
          </table:table-cell>
          <table:table-cell office:value-type="string" calcext:value-type="string">
            <text:p>±</text:p>
          </table:table-cell>
          <table:table-cell office:value-type="float" office:value="958832" calcext:value-type="float">
            <text:p>958832</text:p>
          </table:table-cell>
          <table:table-cell office:value-type="string" calcext:value-type="string">
            <text:p>ops/s</text:p>
          </table:table-cell>
          <table:table-cell table:formula="of:=100*[.I29]/[.I14]" office:value-type="float" office:value="25.7403485026247" calcext:value-type="float">
            <text:p>25.74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582249" calcext:value-type="float">
            <text:p>64582249</text:p>
          </table:table-cell>
          <table:table-cell office:value-type="string" calcext:value-type="string">
            <text:p>±</text:p>
          </table:table-cell>
          <table:table-cell office:value-type="float" office:value="815436" calcext:value-type="float">
            <text:p>815436</text:p>
          </table:table-cell>
          <table:table-cell office:value-type="string" calcext:value-type="string">
            <text:p>ops/s</text:p>
          </table:table-cell>
          <table:table-cell table:style-name="ce3" table:formula="of:=100*[.I30]/[.I15]" office:value-type="float" office:value="109.710826567884" calcext:value-type="float">
            <text:p>109.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03354122" calcext:value-type="float">
            <text:p>103354122</text:p>
          </table:table-cell>
          <table:table-cell office:value-type="string" calcext:value-type="string">
            <text:p>±</text:p>
          </table:table-cell>
          <table:table-cell office:value-type="float" office:value="3689252" calcext:value-type="float">
            <text:p>3689252</text:p>
          </table:table-cell>
          <table:table-cell office:value-type="string" calcext:value-type="string">
            <text:p>ops/s</text:p>
          </table:table-cell>
          <table:table-cell table:style-name="ce3" table:formula="of:=100*[.I32]/[.I2]" office:value-type="float" office:value="169.84735317056" calcext:value-type="float">
            <text:p>169.85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55660394" calcext:value-type="float">
            <text:p>155660394</text:p>
          </table:table-cell>
          <table:table-cell office:value-type="string" calcext:value-type="string">
            <text:p>±</text:p>
          </table:table-cell>
          <table:table-cell office:value-type="float" office:value="1068507" calcext:value-type="float">
            <text:p>1068507</text:p>
          </table:table-cell>
          <table:table-cell office:value-type="string" calcext:value-type="string">
            <text:p>ops/s</text:p>
          </table:table-cell>
          <table:table-cell table:style-name="ce3" table:formula="of:=100*[.I33]/[.I3]" office:value-type="float" office:value="5.77053589062868" calcext:value-type="float">
            <text:p>5.77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53488466" calcext:value-type="float">
            <text:p>153488466</text:p>
          </table:table-cell>
          <table:table-cell office:value-type="string" calcext:value-type="string">
            <text:p>±</text:p>
          </table:table-cell>
          <table:table-cell office:value-type="float" office:value="743214" calcext:value-type="float">
            <text:p>743214</text:p>
          </table:table-cell>
          <table:table-cell office:value-type="string" calcext:value-type="string">
            <text:p>ops/s</text:p>
          </table:table-cell>
          <table:table-cell table:style-name="ce3" table:formula="of:=100*[.I34]/[.I4]" office:value-type="float" office:value="15.8309240251408" calcext:value-type="float">
            <text:p>15.83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54970352" calcext:value-type="float">
            <text:p>154970352</text:p>
          </table:table-cell>
          <table:table-cell office:value-type="string" calcext:value-type="string">
            <text:p>±</text:p>
          </table:table-cell>
          <table:table-cell office:value-type="float" office:value="477961" calcext:value-type="float">
            <text:p>477961</text:p>
          </table:table-cell>
          <table:table-cell office:value-type="string" calcext:value-type="string">
            <text:p>ops/s</text:p>
          </table:table-cell>
          <table:table-cell table:formula="of:=100*[.I35]/[.I5]" office:value-type="float" office:value="70.7065000063602" calcext:value-type="float">
            <text:p>70.71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02274004" calcext:value-type="float">
            <text:p>102274004</text:p>
          </table:table-cell>
          <table:table-cell office:value-type="string" calcext:value-type="string">
            <text:p>±</text:p>
          </table:table-cell>
          <table:table-cell office:value-type="float" office:value="8561440" calcext:value-type="float">
            <text:p>8561440</text:p>
          </table:table-cell>
          <table:table-cell office:value-type="string" calcext:value-type="string">
            <text:p>ops/s</text:p>
          </table:table-cell>
          <table:table-cell table:formula="of:=100*[.I36]/[.I6]" office:value-type="float" office:value="52.5883118812667" calcext:value-type="float">
            <text:p>52.59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02701491" calcext:value-type="float">
            <text:p>102701491</text:p>
          </table:table-cell>
          <table:table-cell office:value-type="string" calcext:value-type="string">
            <text:p>±</text:p>
          </table:table-cell>
          <table:table-cell office:value-type="float" office:value="2872100" calcext:value-type="float">
            <text:p>2872100</text:p>
          </table:table-cell>
          <table:table-cell office:value-type="string" calcext:value-type="string">
            <text:p>ops/s</text:p>
          </table:table-cell>
          <table:table-cell table:style-name="ce3" table:formula="of:=100*[.I37]/[.I7]" office:value-type="float" office:value="139.825505204204" calcext:value-type="float">
            <text:p>139.83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94566247" calcext:value-type="float">
            <text:p>94566247</text:p>
          </table:table-cell>
          <table:table-cell office:value-type="string" calcext:value-type="string">
            <text:p>±</text:p>
          </table:table-cell>
          <table:table-cell office:value-type="float" office:value="1369048" calcext:value-type="float">
            <text:p>1369048</text:p>
          </table:table-cell>
          <table:table-cell office:value-type="string" calcext:value-type="string">
            <text:p>ops/s</text:p>
          </table:table-cell>
          <table:table-cell table:style-name="ce3" table:formula="of:=100*[.I38]/[.I8]" office:value-type="float" office:value="159.035657421345" calcext:value-type="float">
            <text:p>159.04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20124493" calcext:value-type="float">
            <text:p>120124493</text:p>
          </table:table-cell>
          <table:table-cell office:value-type="string" calcext:value-type="string">
            <text:p>±</text:p>
          </table:table-cell>
          <table:table-cell office:value-type="float" office:value="3313488" calcext:value-type="float">
            <text:p>3313488</text:p>
          </table:table-cell>
          <table:table-cell office:value-type="string" calcext:value-type="string">
            <text:p>ops/s</text:p>
          </table:table-cell>
          <table:table-cell table:style-name="ce3" table:formula="of:=100*[.I39]/[.I9]" office:value-type="float" office:value="186.071488495165" calcext:value-type="float">
            <text:p>186.07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55577188" calcext:value-type="float">
            <text:p>155577188</text:p>
          </table:table-cell>
          <table:table-cell office:value-type="string" calcext:value-type="string">
            <text:p>±</text:p>
          </table:table-cell>
          <table:table-cell office:value-type="float" office:value="914895" calcext:value-type="float">
            <text:p>914895</text:p>
          </table:table-cell>
          <table:table-cell office:value-type="string" calcext:value-type="string">
            <text:p>ops/s</text:p>
          </table:table-cell>
          <table:table-cell table:style-name="ce3" table:formula="of:=100*[.I40]/[.I10]" office:value-type="float" office:value="5.76360036321949" calcext:value-type="float">
            <text:p>5.76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54947193" calcext:value-type="float">
            <text:p>154947193</text:p>
          </table:table-cell>
          <table:table-cell office:value-type="string" calcext:value-type="string">
            <text:p>±</text:p>
          </table:table-cell>
          <table:table-cell office:value-type="float" office:value="552187" calcext:value-type="float">
            <text:p>552187</text:p>
          </table:table-cell>
          <table:table-cell office:value-type="string" calcext:value-type="string">
            <text:p>ops/s</text:p>
          </table:table-cell>
          <table:table-cell table:style-name="ce3" table:formula="of:=100*[.I41]/[.I11]" office:value-type="float" office:value="15.989254436112" calcext:value-type="float">
            <text:p>15.99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54892881" calcext:value-type="float">
            <text:p>154892881</text:p>
          </table:table-cell>
          <table:table-cell office:value-type="string" calcext:value-type="string">
            <text:p>±</text:p>
          </table:table-cell>
          <table:table-cell office:value-type="float" office:value="595360" calcext:value-type="float">
            <text:p>595360</text:p>
          </table:table-cell>
          <table:table-cell office:value-type="string" calcext:value-type="string">
            <text:p>ops/s</text:p>
          </table:table-cell>
          <table:table-cell table:formula="of:=100*[.I42]/[.I12]" office:value-type="float" office:value="71.2334946327234" calcext:value-type="float">
            <text:p>71.23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13996371" calcext:value-type="float">
            <text:p>113996371</text:p>
          </table:table-cell>
          <table:table-cell office:value-type="string" calcext:value-type="string">
            <text:p>±</text:p>
          </table:table-cell>
          <table:table-cell office:value-type="float" office:value="3418265" calcext:value-type="float">
            <text:p>3418265</text:p>
          </table:table-cell>
          <table:table-cell office:value-type="string" calcext:value-type="string">
            <text:p>ops/s</text:p>
          </table:table-cell>
          <table:table-cell table:style-name="ce3" table:formula="of:=100*[.I43]/[.I13]" office:value-type="float" office:value="4.2322131182275" calcext:value-type="float">
            <text:p>4.23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14565694" calcext:value-type="float">
            <text:p>114565694</text:p>
          </table:table-cell>
          <table:table-cell office:value-type="string" calcext:value-type="string">
            <text:p>±</text:p>
          </table:table-cell>
          <table:table-cell office:value-type="float" office:value="2775148" calcext:value-type="float">
            <text:p>2775148</text:p>
          </table:table-cell>
          <table:table-cell office:value-type="string" calcext:value-type="string">
            <text:p>ops/s</text:p>
          </table:table-cell>
          <table:table-cell table:formula="of:=100*[.I44]/[.I14]" office:value-type="float" office:value="38.7593017151076" calcext:value-type="float">
            <text:p>38.76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98878761" calcext:value-type="float">
            <text:p>98878761</text:p>
          </table:table-cell>
          <table:table-cell office:value-type="string" calcext:value-type="string">
            <text:p>±</text:p>
          </table:table-cell>
          <table:table-cell office:value-type="float" office:value="3069231" calcext:value-type="float">
            <text:p>3069231</text:p>
          </table:table-cell>
          <table:table-cell office:value-type="string" calcext:value-type="string">
            <text:p>ops/s</text:p>
          </table:table-cell>
          <table:table-cell table:style-name="ce3" table:formula="of:=100*[.I45]/[.I15]" office:value-type="float" office:value="167.972945620371" calcext:value-type="float">
            <text:p>167.97</text:p>
          </table:table-cell>
        </table:table-row>
        <table:table-row table:style-name="ro1" table:number-rows-repeated="104853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1T15:51:14.984563245</dc:date>
    <meta:editing-duration>PT4M25S</meta:editing-duration>
    <meta:editing-cycles>1</meta:editing-cycles>
    <meta:document-statistic meta:table-count="1" meta:cell-count="544" meta:object-count="0"/>
    <meta:generator>LibreOffice/6.4.6.2$Linux_X86_64 LibreOffice_project/40$Build-2</meta:generator>
  </office:meta>
</office:document-meta>
</file>